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Light" svg:font-family="'源ノ角ゴシック JP 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374cm" fo:min-width="3.70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404cm"/>
    </style:style>
    <style:style style:name="gr3" style:family="graphic" style:parent-style-name="standard">
      <style:graphic-properties draw:stroke="none" svg:stroke-color="#000000" draw:fill="none" draw:fill-color="#ffffff" fo:min-height="0.868cm"/>
    </style:style>
    <style:style style:name="gr4" style:family="graphic" style:parent-style-name="standard">
      <style:graphic-properties draw:stroke="none" svg:stroke-color="#000000" draw:fill="none" draw:fill-color="#ffffff" fo:min-height="1.3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Bold" style:font-name-asian="源ノ角ゴシック JP Bold"/>
    </style:style>
    <style:style style:name="P3" style:family="paragraph">
      <loext:graphic-properties draw:fill="none" draw:fill-color="#ffffff"/>
      <style:text-properties style:font-name="源ノ角ゴシック JP Bold" style:font-name-asian="源ノ角ゴシック JP Bold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源ノ角ゴシック JP Light" fo:font-size="12pt" style:font-name-asian="源ノ角ゴシック JP Light" style:font-size-asian="12pt" style:font-size-complex="12pt"/>
    </style:style>
    <style:style style:name="P6" style:family="paragraph">
      <loext:graphic-properties draw:fill="none" draw:fill-color="#ffffff"/>
      <style:text-properties style:font-name="源ノ角ゴシック JP Light" fo:font-size="12pt" style:font-name-asian="源ノ角ゴシック JP Light" style:font-size-asian="12pt" style:font-size-complex="12pt"/>
    </style:style>
    <style:style style:name="T1" style:family="text">
      <style:text-properties style:font-name="源ノ角ゴシック JP Bold" style:font-name-asian="源ノ角ゴシック JP Bold"/>
    </style:style>
    <style:style style:name="T2" style:family="text">
      <style:text-properties style:font-name="源ノ角ゴシック JP Light" fo:font-size="12pt" style:font-name-asian="源ノ角ゴシック JP Ligh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6cm" svg:height="3.71cm" svg:x="2.492cm" svg:y="2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982cm" svg:height="0.886cm" svg:x="3.725cm" svg:y="1.703cm">
          <draw:text-box>
            <text:p text:style-name="P2"><text:span text:style-name="T1">テーブル</text:span></text:p>
          </draw:text-box>
        </draw:frame>
        <draw:frame draw:style-name="gr3" draw:text-style-name="P4" draw:layer="layout" svg:width="0.819cm" svg:height="1.118cm" svg:x="4.904cm" svg:y="4.212cm">
          <draw:text-box>
            <text:p>x</text:p>
          </draw:text-box>
        </draw:frame>
        <draw:frame draw:style-name="gr4" draw:text-style-name="P6" draw:layer="layout" svg:width="5.787cm" svg:height="2.371cm" svg:x="9.356cm" svg:y="3.419cm">
          <draw:text-box>
            <text:p text:style-name="P5"><text:span text:style-name="T2">x</text:span><text:span text:style-name="T2">のひとつひとつがレコード</text:span></text:p>
            <text:p text:style-name="P5"><text:span text:style-name="T2"/></text:p>
            <text:p text:style-name="P5"><text:span text:style-name="T2">レコードは、</text:span></text:p>
            <text:p text:style-name="P5"><text:span text:style-name="T2">テーブルという空間の</text:span></text:p>
            <text:p text:style-name="P5"><text:span text:style-name="T2">どこかにある</text:span></text:p>
          </draw:text-box>
        </draw:frame>
        <draw:frame draw:style-name="gr3" draw:text-style-name="P4" draw:layer="layout" svg:width="0.819cm" svg:height="1.118cm" svg:x="3.905cm" svg:y="3.412cm">
          <draw:text-box>
            <text:p>x</text:p>
          </draw:text-box>
        </draw:frame>
        <draw:frame draw:style-name="gr3" draw:text-style-name="P4" draw:layer="layout" svg:width="0.819cm" svg:height="1.118cm" svg:x="6.305cm" svg:y="4.712cm">
          <draw:text-box>
            <text:p>x</text:p>
          </draw:text-box>
        </draw:frame>
        <draw:frame draw:style-name="gr3" draw:text-style-name="P4" draw:layer="layout" svg:width="0.819cm" svg:height="1.118cm" svg:x="5.605cm" svg:y="3.012cm">
          <draw:text-box>
            <text:p>x</text:p>
          </draw:text-box>
        </draw:frame>
        <draw:frame draw:style-name="gr3" draw:text-style-name="P4" draw:layer="layout" svg:width="0.819cm" svg:height="1.118cm" svg:x="4.705cm" svg:y="5.112cm">
          <draw:text-box>
            <text:p>x</text:p>
          </draw:text-box>
        </draw:frame>
        <draw:frame draw:style-name="gr3" draw:text-style-name="P4" draw:layer="layout" svg:width="0.819cm" svg:height="1.118cm" svg:x="3.105cm" svg:y="4.212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源ノ角ゴシック JP Light" svg:font-family="'源ノ角ゴシック JP 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2:19:33.726000000</meta:creation-date>
    <dc:date>2019-04-10T23:48:53.942000000</dc:date>
    <meta:editing-duration>PT8M19S</meta:editing-duration>
    <meta:editing-cycles>3</meta:editing-cycles>
    <meta:generator>LibreOffice/5.4.4.2$Windows_X86_64 LibreOffice_project/2524958677847fb3bb44820e40380acbe820f960</meta:generator>
    <meta:document-statistic meta:object-count="9"/>
  </office:meta>
</office:document-meta>
</file>